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-gradient-name="gradient" draw:fill-hatch-name="hatch"/>
      <style:paragraph-properties fo:text-align="center" style:justify-single-word="false" fo:hyphenation-ladder-count="no-limit" style:page-number="auto"/>
      <style:text-properties fo:font-size="14pt" fo:font-weight="bold" officeooo:rsid="00099e62" officeooo:paragraph-rsid="00099e62" style:font-size-asian="12.25pt" style:font-weight-asian="bold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 fo:hyphenation-ladder-count="no-limit"/>
      <style:text-properties fo:font-size="14pt" fo:font-weight="bold" officeooo:rsid="00099e62" officeooo:paragraph-rsid="00099e62" style:font-size-asian="12.25pt" style:font-weight-asian="bold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fo:font-size="12pt" fo:font-weight="bold" officeooo:rsid="000efea5" officeooo:paragraph-rsid="000efea5" style:font-size-asian="10.5pt" style:font-weight-asian="bold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hyphenation-ladder-count="no-limit"/>
      <style:text-properties fo:font-size="12pt" fo:font-weight="bold" officeooo:rsid="00198a93" officeooo:paragraph-rsid="00198a93" style:font-size-asian="10.5pt" style:font-weight-asian="bold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-gradient-name="gradient" draw:fill-hatch-name="hatch"/>
      <style:paragraph-properties fo:text-align="center" style:justify-single-word="false" fo:hyphenation-ladder-count="no-limit"/>
      <style:text-properties fo:font-size="12pt" fo:font-weight="normal" officeooo:rsid="00099e62" officeooo:paragraph-rsid="00099e62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fo:font-size="12pt" fo:font-weight="normal" officeooo:rsid="000d24a4" officeooo:paragraph-rsid="000efea5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fo:font-size="12pt" fo:font-weight="normal" officeooo:rsid="00109e17" officeooo:paragraph-rsid="000efea5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fo:font-size="12pt" fo:font-weight="normal" officeooo:rsid="001250b9" officeooo:paragraph-rsid="001250b9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hyphenation-ladder-count="no-limit"/>
      <style:text-properties fo:font-size="12pt" fo:font-weight="normal" officeooo:rsid="0018b50e" officeooo:paragraph-rsid="00198a93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hyphenation-ladder-count="no-limit"/>
      <style:text-properties fo:font-size="12pt" fo:font-weight="normal" officeooo:rsid="00198a93" officeooo:paragraph-rsid="00198a93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hyphenation-ladder-count="no-limit"/>
      <style:text-properties fo:font-size="12pt" fo:font-weight="normal" officeooo:rsid="001d14e7" officeooo:paragraph-rsid="001d14e7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1beec6" officeooo:paragraph-rsid="001beec6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1d14e7" officeooo:paragraph-rsid="001d14e7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1d14e7" officeooo:paragraph-rsid="00625023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1d14e7" officeooo:paragraph-rsid="0065950d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05c75" officeooo:paragraph-rsid="00205c75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07c38" officeooo:paragraph-rsid="00207c38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07c38" officeooo:paragraph-rsid="00461c09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272ca" officeooo:paragraph-rsid="002272ca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2ced5" officeooo:paragraph-rsid="0022ced5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3b1b2" officeooo:paragraph-rsid="0023b1b2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3b1b2" officeooo:paragraph-rsid="00513bde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52683" officeooo:paragraph-rsid="00252683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52683" officeooo:paragraph-rsid="006ec6e8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6a3ae" officeooo:paragraph-rsid="0026a3ae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568373" officeooo:paragraph-rsid="00568373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597b73" officeooo:paragraph-rsid="00597b73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Serif" fo:font-size="12pt" fo:font-weight="normal" officeooo:rsid="0083133b" officeooo:paragraph-rsid="005f1578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Serif" fo:font-size="12pt" fo:font-weight="normal" officeooo:rsid="0083133b" officeooo:paragraph-rsid="006ec6e8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Serif" fo:font-size="12pt" fo:font-weight="normal" officeooo:rsid="0099e327" officeooo:paragraph-rsid="0063e25c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52683" officeooo:paragraph-rsid="00252683" style:font-name-asian="Tahoma" style:font-size-asian="12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52683" officeooo:paragraph-rsid="005f1578" style:font-name-asian="Tahoma" style:font-size-asian="12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bold" officeooo:rsid="001d14e7" officeooo:paragraph-rsid="001d14e7" style:font-name-asian="Tahoma" style:font-size-asian="10.5pt" style:font-weight-asian="bold" style:font-name-complex="Lohit Devanagar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bold" officeooo:rsid="0026a3ae" officeooo:paragraph-rsid="0026a3ae" style:font-name-asian="Tahoma" style:font-size-asian="10.5pt" style:font-weight-asian="bold" style:font-name-complex="Lohit Devanagar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bold" officeooo:rsid="0055ddef" officeooo:paragraph-rsid="0055ddef" style:font-name-asian="Tahoma" style:font-size-asian="10.5pt" style:font-weight-asian="bold" style:font-name-complex="Lohit Devanagar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Serif" fo:font-size="12pt" fo:font-weight="bold" officeooo:rsid="001beec6" officeooo:paragraph-rsid="001beec6" style:font-name-asian="Tahoma" style:font-size-asian="10.5pt" style:font-weight-asian="bold" style:font-name-complex="Lohit Devanagar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 fo:break-before="page"/>
      <style:text-properties style:font-name="Liberation Serif" fo:font-size="12pt" fo:font-weight="bold" officeooo:rsid="002272ca" officeooo:paragraph-rsid="002272ca" style:font-name-asian="Tahoma" style:font-size-asian="10.5pt" style:font-weight-asian="bold" style:font-name-complex="Lohit Devanagar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Mono" fo:font-size="10pt" fo:font-weight="normal" officeooo:rsid="00252683" officeooo:paragraph-rsid="00252683" style:font-name-asian="Tahoma" style:font-size-asian="10pt" style:font-weight-asian="normal" style:font-name-complex="Lohit Devanagari1" style:font-size-complex="10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loext:graphic-properties draw:fill-hatch-name="hatch"/>
      <style:paragraph-properties fo:margin-top="0cm" fo:margin-bottom="0cm" style:contextual-spacing="false" fo:text-align="justify" style:justify-single-word="false" fo:hyphenation-ladder-count="no-limit"/>
      <style:text-properties style:font-name="Liberation Mono" fo:font-size="10pt" fo:font-weight="normal" officeooo:rsid="00252683" officeooo:paragraph-rsid="00625023" style:font-name-asian="Tahoma" style:font-size-asian="10pt" style:font-weight-asian="normal" style:font-name-complex="Lohit Devanagari1" style:font-size-complex="10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Liberation Mono" fo:font-size="10pt" fo:font-weight="normal" officeooo:rsid="0083133b" officeooo:paragraph-rsid="005f1578" style:font-name-asian="Tahoma" style:font-size-asian="10pt" style:font-weight-asian="normal" style:font-name-complex="Lohit Devanagari1" style:font-size-complex="10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 style:list-style-name="L1" style:master-page-name="">
      <loext:graphic-properties draw:fill-gradient-name="gradient" draw:fill-hatch-name="hatch"/>
      <style:paragraph-properties fo:margin-top="0.499cm" fo:margin-bottom="0cm" style:contextual-spacing="false" fo:text-align="justify" style:justify-single-word="false" fo:hyphenation-ladder-count="no-limit" style:page-number="auto"/>
      <style:text-properties fo:font-size="12pt" fo:font-weight="normal" officeooo:rsid="001503a5" officeooo:paragraph-rsid="001503a5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 style:list-style-name="L1">
      <loext:graphic-properties draw:fill-gradient-name="gradient" draw:fill-hatch-name="hatch"/>
      <style:paragraph-properties fo:margin-top="0.499cm" fo:margin-bottom="0cm" style:contextual-spacing="false" fo:text-align="justify" style:justify-single-word="false" fo:hyphenation-ladder-count="no-limit"/>
      <style:text-properties fo:font-size="12pt" fo:font-weight="normal" officeooo:rsid="001543f3" officeooo:paragraph-rsid="001543f3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 style:list-style-name="L1">
      <loext:graphic-properties draw:fill-gradient-name="gradient" draw:fill-hatch-name="hatch"/>
      <style:paragraph-properties fo:margin-top="0.499cm" fo:margin-bottom="0cm" style:contextual-spacing="false" fo:text-align="justify" style:justify-single-word="false" fo:hyphenation-ladder-count="no-limit"/>
      <style:text-properties fo:font-size="12pt" fo:font-weight="normal" officeooo:rsid="001543f3" officeooo:paragraph-rsid="0054e2f4" style:font-size-asian="10.5pt" style:font-weight-asian="normal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 style:list-style-name="L2">
      <loext:graphic-properties draw:fill-gradient-name="gradient" draw:fill-hatch-name="hatch"/>
      <style:paragraph-properties fo:margin-top="0cm" fo:margin-bottom="0cm" style:contextual-spacing="false" fo:text-align="justify" style:justify-single-word="false" fo:hyphenation-ladder-count="no-limit"/>
      <style:text-properties officeooo:paragraph-rsid="0065950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officeooo:paragraph-rsid="001250b9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 style:list-style-name="L2">
      <loext:graphic-properties draw:fill-hatch-name="hatch"/>
      <style:paragraph-properties fo:margin-top="0.499cm" fo:margin-bottom="0cm" style:contextual-spacing="false" fo:text-align="justify" style:justify-single-word="false" fo:hyphenation-ladder-count="no-limit"/>
      <style:text-properties style:font-name="Liberation Serif" fo:font-size="12pt" fo:font-weight="normal" officeooo:rsid="00207c38" officeooo:paragraph-rsid="00207c38" style:font-name-asian="Tahoma" style:font-size-asian="10.5pt" style:font-weight-asian="normal" style:font-name-complex="Lohit Devanagari1" style:font-size-complex="12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officeooo:rsid="000efea5"/>
    </style:style>
    <style:style style:name="T2" style:family="text">
      <style:text-properties style:font-name="Liberation Serif" style:font-name-asian="Tahoma" style:font-name-complex="Lohit Devanagari1"/>
    </style:style>
    <style:style style:name="T3" style:family="text">
      <style:text-properties style:font-name="Liberation Serif" officeooo:rsid="001d14e7" style:font-name-asian="Tahoma" style:font-name-complex="Lohit Devanagari1"/>
    </style:style>
    <style:style style:name="T4" style:family="text">
      <style:text-properties style:font-name="Liberation Serif" officeooo:rsid="00443362" style:font-name-asian="Tahoma" style:font-name-complex="Lohit Devanagari1"/>
    </style:style>
    <style:style style:name="T5" style:family="text">
      <style:text-properties style:font-name="Liberation Serif" style:font-name-asian="Liberation Sans" style:font-name-complex="Liberation Sans"/>
    </style:style>
    <style:style style:name="T6" style:family="text">
      <style:text-properties style:font-name="Liberation Serif" fo:font-size="12pt" fo:font-weight="normal" officeooo:rsid="00205c75" style:font-name-asian="Tahoma" style:font-size-asian="10.5pt" style:font-weight-asian="normal" style:font-name-complex="Lohit Devanagari1" style:font-size-complex="12pt" style:font-weight-complex="normal"/>
    </style:style>
    <style:style style:name="T7" style:family="text">
      <style:text-properties style:font-name="Liberation Serif" fo:font-size="12pt" fo:font-weight="normal" officeooo:rsid="00207c38" style:font-name-asian="Tahoma" style:font-size-asian="10.5pt" style:font-weight-asian="normal" style:font-name-complex="Lohit Devanagari1" style:font-size-complex="12pt" style:font-weight-complex="normal"/>
    </style:style>
    <style:style style:name="T8" style:family="text">
      <style:text-properties style:font-name="Liberation Serif" fo:font-size="12pt" fo:font-weight="normal" officeooo:rsid="0045c6f6" style:font-name-asian="Tahoma" style:font-size-asian="10.5pt" style:font-weight-asian="normal" style:font-name-complex="Lohit Devanagari1" style:font-size-complex="12pt" style:font-weight-complex="normal"/>
    </style:style>
    <style:style style:name="T9" style:family="text">
      <style:text-properties style:font-name="Liberation Serif" fo:font-size="12pt" fo:font-weight="normal" officeooo:rsid="0065950d" style:font-name-asian="Tahoma" style:font-size-asian="10.5pt" style:font-weight-asian="normal" style:font-name-complex="Lohit Devanagari1" style:font-size-complex="12pt" style:font-weight-complex="normal"/>
    </style:style>
    <style:style style:name="T10" style:family="text">
      <style:text-properties officeooo:rsid="001543f3"/>
    </style:style>
    <style:style style:name="T11" style:family="text">
      <style:text-properties officeooo:rsid="0016fbc1"/>
    </style:style>
    <style:style style:name="T12" style:family="text">
      <style:text-properties officeooo:rsid="0018b50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52683" style:font-weight-asian="bold" style:font-weight-complex="bold"/>
    </style:style>
    <style:style style:name="T15" style:family="text">
      <style:text-properties fo:font-weight="bold" officeooo:rsid="003df5ea" style:font-weight-asian="bold" style:font-weight-complex="bold"/>
    </style:style>
    <style:style style:name="T16" style:family="text">
      <style:text-properties fo:font-weight="bold" officeooo:rsid="005c5d09" style:font-weight-asian="bold" style:font-weight-complex="bold"/>
    </style:style>
    <style:style style:name="T17" style:family="text">
      <style:text-properties fo:font-weight="bold" officeooo:rsid="00666ca2" style:font-weight-asian="bold" style:font-weight-complex="bold"/>
    </style:style>
    <style:style style:name="T18" style:family="text">
      <style:text-properties fo:font-weight="bold" officeooo:rsid="006707cd" style:font-weight-asian="bold" style:font-weight-complex="bold"/>
    </style:style>
    <style:style style:name="T19" style:family="text">
      <style:text-properties fo:font-weight="bold" officeooo:rsid="006ec6e8" style:font-weight-asian="bold" style:font-weight-complex="bold"/>
    </style:style>
    <style:style style:name="T20" style:family="text">
      <style:text-properties officeooo:rsid="001d14e7"/>
    </style:style>
    <style:style style:name="T21" style:family="text">
      <style:text-properties officeooo:rsid="00205c75"/>
    </style:style>
    <style:style style:name="T22" style:family="text">
      <style:text-properties officeooo:rsid="0023b1b2"/>
    </style:style>
    <style:style style:name="T23" style:family="text">
      <style:text-properties officeooo:rsid="00252683"/>
    </style:style>
    <style:style style:name="T24" style:family="text">
      <style:text-properties style:font-name="Liberation Mono" fo:font-size="10pt" style:font-size-asian="10pt" style:font-size-complex="10pt"/>
    </style:style>
    <style:style style:name="T25" style:family="text">
      <style:text-properties style:font-name="Liberation Mono" fo:font-size="10pt" style:font-name-asian="Tahoma" style:font-size-asian="10pt" style:font-name-complex="Lohit Devanagari1" style:font-size-complex="10pt"/>
    </style:style>
    <style:style style:name="T26" style:family="text">
      <style:text-properties officeooo:rsid="00295a23"/>
    </style:style>
    <style:style style:name="T27" style:family="text">
      <style:text-properties officeooo:rsid="002a009b"/>
    </style:style>
    <style:style style:name="T28" style:family="text">
      <style:text-properties officeooo:rsid="002a540b"/>
    </style:style>
    <style:style style:name="T29" style:family="text">
      <style:text-properties officeooo:rsid="002b945c"/>
    </style:style>
    <style:style style:name="T30" style:family="text">
      <style:text-properties officeooo:rsid="00359e66"/>
    </style:style>
    <style:style style:name="T31" style:family="text">
      <style:text-properties officeooo:rsid="0037a038"/>
    </style:style>
    <style:style style:name="T32" style:family="text">
      <style:text-properties officeooo:rsid="0037fe76"/>
    </style:style>
    <style:style style:name="T33" style:family="text">
      <style:text-properties officeooo:rsid="00397009"/>
    </style:style>
    <style:style style:name="T34" style:family="text">
      <style:text-properties officeooo:rsid="003bf257"/>
    </style:style>
    <style:style style:name="T35" style:family="text">
      <style:text-properties officeooo:rsid="003de42e"/>
    </style:style>
    <style:style style:name="T36" style:family="text">
      <style:text-properties officeooo:rsid="003eeb7c"/>
    </style:style>
    <style:style style:name="T37" style:family="text">
      <style:text-properties officeooo:rsid="0045ad08"/>
    </style:style>
    <style:style style:name="T38" style:family="text">
      <style:text-properties officeooo:rsid="0047ea3a"/>
    </style:style>
    <style:style style:name="T39" style:family="text">
      <style:text-properties officeooo:rsid="004b578b"/>
    </style:style>
    <style:style style:name="T40" style:family="text">
      <style:text-properties officeooo:rsid="004bf958"/>
    </style:style>
    <style:style style:name="T41" style:family="text">
      <style:text-properties officeooo:rsid="0054e2f4"/>
    </style:style>
    <style:style style:name="T42" style:family="text">
      <style:text-properties officeooo:rsid="0055ee90"/>
    </style:style>
    <style:style style:name="T43" style:family="text">
      <style:text-properties officeooo:rsid="0057fb12"/>
    </style:style>
    <style:style style:name="T44" style:family="text">
      <style:text-properties officeooo:rsid="00597b73"/>
    </style:style>
    <style:style style:name="T45" style:family="text">
      <style:text-properties officeooo:rsid="0059c2b2"/>
    </style:style>
    <style:style style:name="T46" style:family="text">
      <style:text-properties officeooo:rsid="005b577d"/>
    </style:style>
    <style:style style:name="T47" style:family="text">
      <style:text-properties officeooo:rsid="005c5d09"/>
    </style:style>
    <style:style style:name="T48" style:family="text">
      <style:text-properties officeooo:rsid="009aa67e"/>
    </style:style>
    <style:style style:name="T49" style:family="text">
      <style:text-properties officeooo:rsid="0092dad8"/>
    </style:style>
    <style:style style:name="T50" style:family="text">
      <style:text-properties officeooo:rsid="006209cb"/>
    </style:style>
    <style:style style:name="T51" style:family="text">
      <style:text-properties officeooo:rsid="006603c4"/>
    </style:style>
    <style:style style:name="T52" style:family="text">
      <style:text-properties officeooo:rsid="005a6150"/>
    </style:style>
    <style:style style:name="T53" style:family="text">
      <style:text-properties officeooo:rsid="0065532b"/>
    </style:style>
    <style:style style:name="T54" style:family="text">
      <style:text-properties officeooo:rsid="0065950d"/>
    </style:style>
    <style:style style:name="T55" style:family="text">
      <style:text-properties officeooo:rsid="006707cd"/>
    </style:style>
    <style:style style:name="T56" style:family="text">
      <style:text-properties officeooo:rsid="006a2ed0"/>
    </style:style>
    <style:style style:name="T57" style:family="text">
      <style:text-properties officeooo:rsid="006ec6e8"/>
    </style:style>
    <style:style style:name="T58" style:family="text">
      <style:text-properties officeooo:rsid="007fa68e"/>
    </style:style>
    <style:style style:name="T59" style:family="text">
      <style:text-properties officeooo:rsid="007c97e1"/>
    </style:style>
    <style:style style:name="T60" style:family="text">
      <style:text-properties officeooo:rsid="0079a1df"/>
    </style:style>
    <style:style style:name="T61" style:family="text">
      <style:text-properties officeooo:rsid="007c04a3"/>
    </style:style>
    <style:style style:name="T62" style:family="text">
      <style:text-properties officeooo:rsid="005990f6"/>
    </style:style>
    <style:style style:name="T63" style:family="text">
      <style:text-properties fo:font-size="12pt" fo:font-weight="normal" officeooo:rsid="001250b9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3eeb7c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131d35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40ce22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418b51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334ff0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317095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33a3d7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1">Мережеве</text:span> програмування в середовищі Unix</text:p>
      <text:p text:style-name="P2">Лабораторна робота №1</text:p>
      <text:p text:style-name="P2">Налаштування середовища розробки</text:p>
      <text:p text:style-name="P5"/>
      <text:p text:style-name="P6">Для того щоб виконувати лабораторні роботи з практичної дисципліни, такої як «<text:span text:style-name="T41">Мережеве</text:span> програмування в середовищі Unix», треба налаштувати відповідне середовище для розробки програм. <text:span text:style-name="T1">Ця лабораторна робота присвячена вибору програмного забезпечення та його налаштуванню для виконання наступних лабораторних робіт.</text:span></text:p>
      <text:p text:style-name="P6"/>
      <text:p text:style-name="P3">Вибір Unix-подібної операційної системи</text:p>
      <text:p text:style-name="P7"/>
      <text:p text:style-name="P8">Перше, що треба зробити, <text:span text:style-name="T5">–</text:span> це вибрати Unix-подібну операційну систему, в якій буде відбуватися розробка та виконання розроблених програм. Бажано обрати сучасну версію Unix-подібної ОС рівня production. Така система має бути (майже) POSIX-сумісною. Є кілька варіантів інсталяції такої ОС:</text:p>
      <text:p text:style-name="P8"/>
      <text:list text:style-name="L1">
        <text:list-item>
          <text:p text:style-name="P45"><text:span text:style-name="T63">ОС можна інсталювати на реальний комп’ютер. Для цього треба мати </text:span><text:span text:style-name="T64">достатньо</text:span><text:span text:style-name="T63"> вільн</text:span><text:span text:style-name="T64">ого</text:span><text:span text:style-name="T63"> прост</text:span><text:span text:style-name="T64">о</text:span><text:span text:style-name="T63">р</text:span><text:span text:style-name="T64">у</text:span><text:span text:style-name="T63"> </text:span><text:span text:style-name="T64">в</text:span><text:span text:style-name="T63"> накопичувачі та достатньо оперативної пам’яті. Якщо комп’ютер використовується разом з іншої ОС, тоді </text:span><text:span text:style-name="T65">може знадобитися перерозподіл наявної ФС для звільнення місця </text:span><text:span text:style-name="T66">в</text:span><text:span text:style-name="T65"> накопичувачі </text:span><text:span text:style-name="T67">та</text:span><text:span text:style-name="T65"> </text:span><text:span text:style-name="T63">треба </text:span><text:span text:style-name="T65">визначити як буде виб</text:span><text:span text:style-name="T68">иратися</text:span><text:span text:style-name="T65"> ОС </text:span><text:span text:style-name="T68">під час завантаження</text:span><text:span text:style-name="T65"> (неправильне виконання цих дій призведе до того, що наявна ОС та/або інстальована ОС не завантаж</text:span><text:span text:style-name="T69">уватиметься,</text:span><text:span text:style-name="T65"> </text:span><text:span text:style-name="T69">а</text:span><text:span text:style-name="T65"> наявна ФС буде </text:span><text:span text:style-name="T70">неправильно змінена</text:span><text:span text:style-name="T65">).</text:span></text:p>
        </text:list-item>
        <text:list-item>
          <text:p text:style-name="P41">ОС можна інсталювати у віртуальній машині, що виконується в наявній ОС. Для цього треба мати <text:span text:style-name="T36">достатньо </text:span>вільн<text:span text:style-name="T36">ого</text:span> прост<text:span text:style-name="T36">о</text:span>р<text:span text:style-name="T36">у</text:span> <text:span text:style-name="T36">в</text:span> наявній ФС, достатність оперативної пам’яті буде в<text:span text:style-name="T39">п</text:span>ливати на швидкість роботи віртуальної машини. В залежності від наявної ОС та ФС зарезервований простір для накопичувача у віртуальні машині не обов’язково буде використаний <text:span text:style-name="T10">повністю</text:span> відразу. <text:span text:style-name="T10">Така інсталяція ОС не може нічого порушити в наявні ОС та ФС.</text:span></text:p>
        </text:list-item>
        <text:list-item>
          <text:p text:style-name="P42">ОС можна використовувати в різних <text:span text:style-name="T30">середовищах</text:span> віртуалізації, які надає наявна ОС. <text:span text:style-name="T11">Зазвичай такий підхід реалізований в Unix-подібних ОС. Тому </text:span><text:span text:style-name="T12">цей</text:span><text:span text:style-name="T11"> підхід для лабораторних робіт не має сенсу, </text:span>оскільки <text:span text:style-name="T11">можна використовувати наявну ОС для розробки та виконання розроблених програм.</text:span></text:p>
        </text:list-item>
        <text:list-item>
          <text:p text:style-name="P43"><text:span text:style-name="T11">Якщо на комп’ютері використовується </text:span>Windows, <text:span text:style-name="T11">тоді можна скористатися </text:span><text:span text:style-name="T12">Windows </text:span>Subsystem for Linux (WSL). <text:span text:style-name="T12">Для цього т</text:span><text:span text:style-name="T11">реба відповідна версія Windows та </text:span><text:span text:style-name="T31">наявність </text:span><text:span text:style-name="T11">відповідн</text:span><text:span text:style-name="T31">ої</text:span><text:span text:style-name="T11"> технологі</text:span><text:span text:style-name="T31">ї</text:span><text:span text:style-name="T11"> віртуалізації в процесорі.</text:span></text:p>
        </text:list-item>
      </text:list>
      <text:p text:style-name="P4"/>
      <text:p text:style-name="P4">Вибір компілятора</text:p>
      <text:p text:style-name="P9"/>
      <text:p text:style-name="P10">Оберіть компілятор, який відповідає сучасному стандарту мови системного програмування, якою ви буде розробляти програми. Для C та C++ можна обрати <text:span text:style-name="T20">компілятор з </text:span>найновіш<text:span text:style-name="T20">ої</text:span> версі<text:span text:style-name="T20">ї</text:span> <text:span text:style-name="T13">gcc</text:span> або <text:span text:style-name="T13">clang</text:span> <text:span text:style-name="T57">та </text:span><text:span text:style-name="T19">g++</text:span><text:span text:style-name="T57"> або </text:span><text:span text:style-name="T19">clang++</text:span><text:span text:style-name="T57"> відповідно.</text:span><text:span text:style-name="T2"> </text:span><text:span text:style-name="T3">Компілятор доцільно інсталювати </text:span><text:span text:style-name="T4">програмними </text:span><text:span text:style-name="T3">засобами, які надає ОС для інсталяції пакетів.</text:span></text:p>
      <text:p text:style-name="P36"/>
      <text:p text:style-name="P36">Документація</text:p>
      <text:p text:style-name="P12"/>
      <text:p text:style-name="P15">Треба завантажити копію Single UNIX Specification, version 4, найновішого видання з сайту <text:span text:style-name="T24">https://www.opengroup.org/</text:span> (там треба зареєструватися, після реєстрації можна читати документацію online або завантажити архів, <text:span text:style-name="T42">також можна знайти URL цього документа на цьому сайті</text:span>).</text:p>
      <text:p text:style-name="P15"><text:soft-page-break/></text:p>
      <text:p text:style-name="P14">Треба інсталювати <text:span text:style-name="T40">m</text:span>an-<text:span text:style-name="T50">сторінки </text:span><text:span text:style-name="T54">2-го (системні виклики) та 3-го (функції бібліотек) розділів</text:span>. Якщо є переклади man-сторінок, тоді краще послуговуватись оригінальною документацію, тобто документацією написаною англійською. Man-<text:span text:style-name="T51">сторінки</text:span> інсталюються <text:span text:style-name="T37">програмними </text:span>засобами, які надає ОС для інсталяції пакетів.</text:p>
      <text:p text:style-name="P13"/>
      <text:p text:style-name="P11"><text:span text:style-name="T2">Бажано завантажити копію стандарту мови програмування, якою ви будете розробляти програми. Для C та C++ посилання на документи з draft-версіями стандартів можна знайти на сайті </text:span><text:span text:style-name="T25">https://cppreference.com/</text:span><text:span text:style-name="T2"> (цей сайт також можна використовувати як джерело документації для C та C++).</text:span></text:p>
      <text:p text:style-name="P13"/>
      <text:p text:style-name="P33">Вибір середовища розробки</text:p>
      <text:p text:style-name="P13"/>
      <text:p text:style-name="P16">Є кілька варіантів вибору середовища для розробки програм:</text:p>
      <text:p text:style-name="P16"/>
      <text:list text:style-name="L2">
        <text:list-item>
          <text:p text:style-name="P44"><text:span text:style-name="T6">Можна використовувати текстовий редактор для редагування тексту програми, </text:span><text:span text:style-name="T7">який </text:span><text:span text:style-name="T6">може мати </text:span><text:span text:style-name="T7">тільки </text:span><text:span text:style-name="T6">базові засоби для редагування текстів та викону</text:span><text:span text:style-name="T8">є</text:span><text:span text:style-name="T6"> </text:span><text:span text:style-name="T9">підсвічування</text:span><text:span text:style-name="T6"> тексту програми.</text:span></text:p>
        </text:list-item>
        <text:list-item>
          <text:p text:style-name="P46">Можна використовувати текстовий редактор для редагування тексту програми, який <text:span text:style-name="T21">ма</text:span><text:span text:style-name="T26">є</text:span><text:span text:style-name="T21"> засоби для редагування текстів, викону</text:span><text:span text:style-name="T27">є</text:span><text:span text:style-name="T21"> </text:span><text:span text:style-name="T54">підсвічування</text:span><text:span text:style-name="T21"> тексту програми </text:span>та дозволя<text:span text:style-name="T28">є</text:span> налаштувати компіляцію <text:span text:style-name="T32">та збирання </text:span>програми (також може дозволяти розшир<text:span text:style-name="T29">юва</text:span>ти свій функціонал за рахунок залучення сторонніх модулів).</text:p>
        </text:list-item>
        <text:list-item>
          <text:p text:style-name="P46">Можна використовувати IDE, яке надає весь функціонал для розробки програм в одному середовищі і це середовище вже має бути налаштовано самою IDE.</text:p>
        </text:list-item>
      </text:list>
      <text:p text:style-name="P18"/>
      <text:p text:style-name="P18">Самостійно оберіть середовище розробки, яке для вас буде зручнішим. Для цього можна подивитися в Internet порівняння різник редакторів та IDE, які використовуються для розробки програм відповідною мовою програмування.</text:p>
      <text:p text:style-name="P18"/>
      <text:p text:style-name="P35"><text:span text:style-name="T44">Програми</text:span> для налагодження</text:p>
      <text:p text:style-name="P17"/>
      <text:p text:style-name="P26">Під час розробки програми, яка працює з мережею, іноді треба перевіряти коректність її роботи з мережевими з’єднаннями. Це можна зробити шляхом дода<text:span text:style-name="T43">ва</text:span>ння виведення повідомлень до вихідного коду програм, це схоже на звичайне налагодження <text:span text:style-name="T44">або на увімкнений режим </text:span><text:span text:style-name="T46">виведення </text:span><text:span text:style-name="T44">налагодж</text:span><text:span text:style-name="T46">увальної інформації</text:span><text:span text:style-name="T44"> в програмі</text:span>. Якщо треба перевірити куди та які дані <text:span text:style-name="T43">відправляє програма або звідки та які дані отримує</text:span> програма, тоді треба увімкнути в ядрі відповідну підтримку <text:span text:style-name="T46">(зазвичай така підтримку увімкнута за замовченням) </text:span>та використати програми, які дозволяють <text:span text:style-name="T43">отримувати дані ядра, які мають відношення до мережевих з’єднань, та/</text:span><text:span text:style-name="T44">або</text:span><text:span text:style-name="T43"> перехоплювати дані, які відправляються мережеви</text:span><text:span text:style-name="T44">ми</text:span><text:span text:style-name="T43"> з’єднання</text:span><text:span text:style-name="T44">ми</text:span><text:span text:style-name="T43">.</text:span></text:p>
      <text:p text:style-name="P26"/>
      <text:p text:style-name="P27">Програма <text:span text:style-name="T13">netstat</text:span> виводить різноманітну інформацію про мережеві з’єднання. Програм<text:span text:style-name="T55">и</text:span> <text:span text:style-name="T13">tcpdump</text:span> <text:span text:style-name="T55">(консольна програма, </text:span><text:span text:style-name="T56">CLI</text:span><text:span text:style-name="T55">) та </text:span><text:span text:style-name="T18">Wireshark</text:span><text:span text:style-name="T55"> (</text:span><text:span text:style-name="T56">GUI</text:span><text:span text:style-name="T55">) </text:span>вивод<text:span text:style-name="T55">я</text:span>ть інформацію про мережевий трафік у різні способи. Програма <text:span text:style-name="T13">lsof</text:span> виводить інформацію, що має відношення до дескрипторів файлів. Програма <text:span text:style-name="T13">nc</text:span> або <text:span text:style-name="T13">ncat</text:span> дозволяє відправляти дані в та отримувати дані з мережевих з’єднань, цю програму можна використовувати для тестування як клієнтської та серверної <text:span text:style-name="T45">частин програми, що розробляється</text:span>. <text:span text:style-name="T47">Також будуть у нагоді програми </text:span><text:span text:style-name="T16">nslookup</text:span><text:span text:style-name="T47"> та </text:span><text:span text:style-name="T16">dig</text:span><text:span text:style-name="T47"> для отримання інформації про доменні імена та мережеві адреси.</text:span></text:p>
      <text:p text:style-name="P17"/>
      <text:p text:style-name="P37">Автоматизація компіляції <text:span text:style-name="T22">та збирання </text:span>програм</text:p>
      <text:p text:style-name="P19"/>
      <text:p text:style-name="P20">Вихідний код програми можна компілювати та збирати вручну або використовувати спеціально розроблені для цього програмні засоби. <text:span text:style-name="T22">Якщо використовується IDE, тоді це середовище розробки може надавати власні засоби </text:span><text:span text:style-name="T23">автоматизації </text:span><text:span text:style-name="T22">компіляції та збирання програм. Далі розглядаються </text:span><text:span text:style-name="T23">stand alone </text:span><text:span text:style-name="T22">варіанти автоматизації компіляції та збирання програм.</text:span></text:p>
      <text:p text:style-name="P20"/>
      <text:p text:style-name="P22">Для програм, <text:span text:style-name="T23">які</text:span> написані мовою програмування C або C++, автоматизація компіляції та збирання виконується <text:span text:style-name="T54">за допомогою</text:span> використанн<text:span text:style-name="T54">я</text:span> <text:span text:style-name="T13">Makefile</text:span>’<text:span text:style-name="T23">і</text:span>в та програми<text:span text:style-name="T13"> make</text:span>. Але зазвичай замість ручного редагування <text:span text:style-name="T13">Makefile</text:span>’<text:span text:style-name="T23">і</text:span>в використовують <text:span text:style-name="T35">спеціальні </text:span>програми, які генеру<text:span text:style-name="T23">ють</text:span> необхідні <text:span text:style-name="T13">Makefile</text:span>’и. Таких програм є <text:span text:style-name="T23">де</text:span>кілька. Можна використовувати <text:span text:style-name="T13">autoconf</text:span>, <text:span text:style-name="T13">automake</text:span> <text:span text:style-name="T23">та </text:span><text:span text:style-name="T14">libtool</text:span><text:span text:style-name="T23">. Але є тренд на використання </text:span><text:span text:style-name="T14">CMake</text:span><text:span text:style-name="T23">, тому далі розглянемо мінімальний варіант конфігурації для </text:span><text:span text:style-name="T14">CMake</text:span><text:span text:style-name="T23">.</text:span></text:p>
      <text:p text:style-name="P21"/>
      <text:p text:style-name="P24">Нехай є директорія <text:span text:style-name="T13">prog</text:span>, де будуть <text:span text:style-name="T58">міститися</text:span> <text:span text:style-name="T58">імена </text:span>файл<text:span text:style-name="T58">ів</text:span> програми, яка буде розроблятися мовою програмування C. Створимо директорію <text:span text:style-name="T13">prog/src</text:span>, ця директорія буде <text:span text:style-name="T38">містити </text:span><text:span text:style-name="T58">імена файлів</text:span> вихідн<text:span text:style-name="T58">ого</text:span> код<text:span text:style-name="T58">у </text:span>програми. Нехай вихідний код програми складається з одного файлу <text:span text:style-name="T13">main.c</text:span>. Створюємо два файли <text:span text:style-name="T13">CMakeLists.txt</text:span>:</text:p>
      <text:p text:style-name="P23"/>
      <text:p text:style-name="P39">$ cd prog</text:p>
      <text:p text:style-name="P39">$ cat CMakeLists.txt </text:p>
      <text:p text:style-name="P39">cmake_minimum_required(VERSION 3.8)</text:p>
      <text:p text:style-name="P39">project(Prog LANGUAGES C)</text:p>
      <text:p text:style-name="P39">add_subdirectory(src)</text:p>
      <text:p text:style-name="P39">$ cat src/CMakeLists.txt </text:p>
      <text:p text:style-name="P39">set(CMAKE_C_EXTENSIONS off)</text:p>
      <text:p text:style-name="P39">set(CMAKE_C_STANDARD <text:span text:style-name="T57">23</text:span>)</text:p>
      <text:p text:style-name="P39">if(CMAKE_C_COMPILER_ID STREQUAL "GNU" OR</text:p>
      <text:p text:style-name="P39"><text:s text:c="3"/>CMAKE_C_COMPILER_ID MATCHES "Clang")</text:p>
      <text:p text:style-name="P39"><text:s text:c="4"/>add_compile_options(-Wall -Wextra -Wconversion -pedantic)</text:p>
      <text:p text:style-name="P39">endif()</text:p>
      <text:p text:style-name="P39">add_executable(prog main.c)</text:p>
      <text:p text:style-name="P39">$</text:p>
      <text:p text:style-name="P23"/>
      <text:p text:style-name="P23">Створюємо мінімально необхідний вміст файлу <text:span text:style-name="T13">main.c</text:span>.</text:p>
      <text:p text:style-name="P23"/>
      <text:p text:style-name="P24">Створюємо директорію <text:span text:style-name="T15">src/</text:span><text:span text:style-name="T13">build</text:span>, де будуть <text:span text:style-name="T59">міститися</text:span> <text:span text:style-name="T60">імена</text:span> файл<text:span text:style-name="T61">ів</text:span>, необхідн<text:span text:style-name="T60">их</text:span> для автоматизації компіляції та збирання програми:</text:p>
      <text:p text:style-name="P23"/>
      <text:p text:style-name="P38">$ mkdir build</text:p>
      <text:p text:style-name="P38">$ cd build</text:p>
      <text:p text:style-name="P38">$ cmake ..</text:p>
      <text:p text:style-name="P23"/>
      <text:p text:style-name="P23">Тепер можна <text:span text:style-name="T33">виконати програму</text:span> <text:span text:style-name="T13">make</text:span> у директорії <text:span text:style-name="T17">prog</text:span><text:span text:style-name="T15">/</text:span><text:span text:style-name="T13">build</text:span> для компіляції та збирання програми.</text:p>
      <text:p text:style-name="P23"/>
      <text:p text:style-name="P23">Наведемо вміст файлів <text:span text:style-name="T13">CMakeLists.txt</text:span> для програми, яка буде розроблятися мовою програмування C++:</text:p>
      <text:p text:style-name="P23"/>
      <text:p text:style-name="P39">$ cd prog</text:p>
      <text:p text:style-name="P39">$ cat CMakeLists.txt </text:p>
      <text:p text:style-name="P39">cmake_minimum_required(VERSION 3.8)</text:p>
      <text:p text:style-name="P39">project(Prog LANGUAGES CXX)</text:p>
      <text:p text:style-name="P39">add_subdirectory(src)</text:p>
      <text:p text:style-name="P39">$ cat src/CMakeLists.txt </text:p>
      <text:p text:style-name="P39">set(CMAKE_CXX_EXTENSIONS off)</text:p>
      <text:p text:style-name="P39">set(CMAKE_CXX_STANDARD 2<text:span text:style-name="T53">3</text:span>)</text:p>
      <text:p text:style-name="P39"><text:soft-page-break/>if(CMAKE_CXX_COMPILER_ID STREQUAL "GNU" OR</text:p>
      <text:p text:style-name="P39"><text:s text:c="3"/>CMAKE_CXX_COMPILER_ID MATCHES "Clang")</text:p>
      <text:p text:style-name="P39"><text:s text:c="4"/>add_compile_options(-Wall -Wextra -Wconversion -pedantic)</text:p>
      <text:p text:style-name="P39">endif()</text:p>
      <text:p text:style-name="P39">add_executable(prog main.cpp)</text:p>
      <text:p text:style-name="P39">$</text:p>
      <text:p text:style-name="P23"/>
      <text:p text:style-name="P31">До <text:span text:style-name="T24">add_compile_options()</text:span> можна додати <text:span text:style-name="T34">опції</text:span> <text:span text:style-name="T24">-g -O2</text:span>.</text:p>
      <text:p text:style-name="P31"/>
      <text:p text:style-name="P29">Може бути так, що <text:span text:style-name="T62">під час</text:span> компіляції програми написаною мовою програмування C або C++ компілятор повідомляє про відсутність декларації функції із POSIX або повідомляє якісь інші помилки, які маються відношення до POSIX. Для того, щоб вказати який стандарт <text:span text:style-name="T48">SUS </text:span>підтримувати <text:span text:style-name="T60">пі</text:span><text:span text:style-name="T57">д</text:span><text:span text:style-name="T60"> час</text:span> компіляції програми, треба <text:span text:style-name="T60">призначити</text:span> відповідне значення макро<text:span text:style-name="T49">су</text:span> <text:span text:style-name="T24">_XOPEN_SOURCE</text:span>. <text:span text:style-name="T60">У разі</text:span> використанн<text:span text:style-name="T60">я</text:span> <text:span text:style-name="T13">CMake</text:span> це можна зробити, додавши такий рядок до файлу <text:span text:style-name="T13">src/CMakeLists.txt</text:span>:</text:p>
      <text:p text:style-name="P28"/>
      <text:p text:style-name="P40">add_compile_definitions(_XOPEN_SOURCE=700)</text:p>
      <text:p text:style-name="P32"/>
      <text:p text:style-name="P30">У цьому випадку підтримувати<text:span text:style-name="T52">меться</text:span> стандарт SUSv4.</text:p>
      <text:p text:style-name="P23"/>
      <text:p text:style-name="P34">Звіт</text:p>
      <text:p text:style-name="P25"/>
      <text:p text:style-name="P25">Виконання цієї лабораторної роботи не потребує звіту <text:span text:style-name="T57">та </text:span>не оцінюється балам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21:24:48.231533550</meta:creation-date>
    <meta:generator>LibreOffice/24.2.2.1$Linux_X86_64 LibreOffice_project/420$Build-1</meta:generator>
    <dc:date>2024-05-02T12:25:08.178684183</dc:date>
    <meta:editing-duration>PT6H19M36S</meta:editing-duration>
    <meta:editing-cycles>97</meta:editing-cycles>
    <meta:print-date>2024-02-27T00:56:21.789918728</meta:print-date>
    <meta:printed-by>Файли PDF</meta:printed-by>
    <meta:document-statistic meta:table-count="0" meta:image-count="0" meta:object-count="0" meta:page-count="4" meta:paragraph-count="70" meta:word-count="1096" meta:character-count="8525" meta:non-whitespace-character-count="7487"/>
  </office:meta>
</office:document-meta>
</file>